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44504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0448" calcext:value-type="float">
            <text:p>104.9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4504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4504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4504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4336" calcext:value-type="float">
            <text:p>104.0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4504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4504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8456" calcext:value-type="float">
            <text:p>102.7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4504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4504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4504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4504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1304" calcext:value-type="float">
            <text:p>101.1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4504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4504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3272" calcext:value-type="float">
            <text:p>100.0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4504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1712" calcext:value-type="float">
            <text:p>99.0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4504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